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9c3a" officeooo:paragraph-rsid="00049c3a"/>
    </style:style>
    <style:style style:name="P2" style:family="paragraph" style:parent-style-name="Standard">
      <style:text-properties officeooo:rsid="00049c3a" officeooo:paragraph-rsid="00049c3a"/>
    </style:style>
    <style:style style:name="T1" style:family="text">
      <style:text-properties officeooo:rsid="00050fa5"/>
    </style:style>
    <style:style style:name="T2" style:family="text">
      <style:text-properties officeooo:rsid="000642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geniería de Software I</text:p>
      <text:p text:style-name="P1">Í<text:span text:style-name="T1">ndice</text:span></text:p>
      <text:p text:style-name="P1"><text:span text:style-name="T2">Índice tab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2:32:34.608547411</meta:creation-date>
    <dc:date>2021-10-18T12:46:15.274208896</dc:date>
    <meta:editing-duration>PT1M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" meta:character-count="42" meta:non-whitespace-character-count="38"/>
  </office:meta>
</office:document-meta>
</file>